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database-display text:table-name="vwPlant" text:table-type="query" text:column-name="naam" text:database-name="testdb">&lt;naam&gt;</text:database-display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9T22:16:29.644363758</meta:creation-date>
    <meta:generator>LibreOffice/6.4.2.2$Linux_X86_64 LibreOffice_project/4e471d8c02c9c90f512f7f9ead8875b57fcb1ec3</meta:generator>
    <dc:date>2021-01-19T22:23:50.579855012</dc:date>
    <meta:editing-duration>PT2M1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